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6pt" style:font-size-asian="16pt"/>
    </style:style>
    <style:style style:name="P3" style:parent-style-name="Normal" style:family="paragraph">
      <style:text-properties fo:font-weight="bold" style:font-weight-asian="bold" fo:font-size="14pt" style:font-size-asian="14pt"/>
    </style:style>
    <style:style style:name="P4" style:parent-style-name="ListParagraph" style:list-style-name="LFO1" style:family="paragraph">
      <style:text-properties fo:font-size="12pt" style:font-size-asian="12pt"/>
    </style:style>
    <style:style style:name="P5" style:parent-style-name="ListParagraph" style:list-style-name="LFO1" style:family="paragraph">
      <style:text-properties fo:font-size="12pt" style:font-size-asian="12pt"/>
    </style:style>
    <style:style style:name="P6" style:parent-style-name="Normal" style:family="paragraph">
      <style:text-properties fo:font-size="12pt" style:font-size-asian="12pt"/>
    </style:style>
    <style:style style:name="P7" style:parent-style-name="Normal" style:family="paragraph">
      <style:text-properties fo:font-weight="bold" style:font-weight-asian="bold" fo:font-size="12pt" style:font-size-asian="12pt"/>
    </style:style>
    <style:style style:name="P8" style:parent-style-name="ListParagraph" style:list-style-name="LFO2" style:family="paragraph">
      <style:text-properties fo:font-size="12pt" style:font-size-asian="12pt"/>
    </style:style>
    <style:style style:name="P9" style:parent-style-name="ListParagraph" style:list-style-name="LFO2" style:family="paragraph">
      <style:text-properties fo:font-size="12pt" style:font-size-asian="12pt"/>
    </style:style>
    <style:style style:name="P10" style:parent-style-name="ListParagraph" style:list-style-name="LFO2" style:family="paragraph">
      <style:text-properties fo:font-size="12pt" style:font-size-asian="12pt"/>
    </style:style>
    <style:style style:name="P11" style:parent-style-name="ListParagraph" style:list-style-name="LFO2" style:family="paragraph">
      <style:text-properties fo:font-size="12pt" style:font-size-asian="12pt"/>
    </style:style>
    <style:style style:name="P12" style:parent-style-name="ListParagraph" style:list-style-name="LFO2" style:family="paragraph">
      <style:text-properties fo:font-size="12pt" style:font-size-asian="12pt"/>
    </style:style>
    <style:style style:name="P13" style:parent-style-name="ListParagraph" style:list-style-name="LFO2" style:family="paragraph">
      <style:text-properties fo:font-size="12pt" style:font-size-asian="12pt"/>
    </style:style>
    <style:style style:name="P14" style:parent-style-name="ListParagraph" style:list-style-name="LFO2" style:family="paragraph">
      <style:text-properties fo:font-size="12pt" style:font-size-asian="12pt"/>
    </style:style>
    <style:style style:name="P15" style:parent-style-name="ListParagraph" style:list-style-name="LFO2" style:family="paragraph">
      <style:text-properties fo:font-size="12pt" style:font-size-asian="12pt"/>
    </style:style>
    <style:style style:name="P16" style:parent-style-name="ListParagraph" style:list-style-name="LFO2" style:family="paragraph">
      <style:text-properties fo:font-size="12pt" style:font-size-asian="12pt"/>
    </style:style>
    <style:style style:name="P17" style:parent-style-name="ListParagraph" style:list-style-name="LFO2" style:family="paragraph">
      <style:text-properties fo:font-size="12pt" style:font-size-asian="12pt"/>
    </style:style>
    <style:style style:name="P18" style:parent-style-name="ListParagraph" style:list-style-name="LFO2" style:family="paragraph">
      <style:text-properties fo:font-size="12pt" style:font-size-asian="12pt"/>
    </style:style>
    <style:style style:name="P19" style:parent-style-name="Normal" style:family="paragraph">
      <style:text-properties fo:font-weight="bold" style:font-weight-asian="bold" fo:font-size="14pt" style:font-size-asian="14pt"/>
    </style:style>
    <style:style style:name="P20" style:parent-style-name="ListParagraph" style:list-style-name="LFO3" style:family="paragraph">
      <style:text-properties fo:font-size="12pt" style:font-size-asian="12pt"/>
    </style:style>
    <style:style style:name="P21" style:parent-style-name="ListParagraph" style:list-style-name="LFO3" style:family="paragraph">
      <style:text-properties fo:font-size="12pt" style:font-size-asian="12pt"/>
    </style:style>
    <style:style style:name="P22" style:parent-style-name="ListParagraph" style:list-style-name="LFO3" style:family="paragraph">
      <style:text-properties fo:font-size="12pt" style:font-size-asian="12pt"/>
    </style:style>
    <style:style style:name="P23" style:parent-style-name="ListParagraph" style:list-style-name="LFO3" style:family="paragraph">
      <style:text-properties fo:font-size="12pt" style:font-size-asian="12pt"/>
    </style:style>
    <style:style style:name="P24" style:parent-style-name="ListParagraph" style:list-style-name="LFO3" style:family="paragraph">
      <style:text-properties fo:font-size="12pt" style:font-size-asian="12pt"/>
    </style:style>
    <style:style style:name="P25" style:parent-style-name="ListParagraph" style:list-style-name="LFO3" style:family="paragraph">
      <style:text-properties fo:font-size="12pt" style:font-size-asian="12pt"/>
    </style:style>
    <style:style style:name="P26" style:parent-style-name="ListParagraph" style:list-style-name="LFO3" style:family="paragraph">
      <style:text-properties fo:font-size="12pt" style:font-size-asian="12pt"/>
    </style:style>
    <style:style style:name="P27" style:parent-style-name="ListParagraph" style:list-style-name="LFO3" style:family="paragraph">
      <style:text-properties fo:font-size="12pt" style:font-size-asian="12pt"/>
    </style:style>
    <style:style style:name="P28" style:parent-style-name="ListParagraph" style:list-style-name="LFO3" style:family="paragraph">
      <style:text-properties fo:font-size="12pt" style:font-size-asian="12pt"/>
    </style:style>
    <style:style style:name="P29" style:parent-style-name="ListParagraph" style:list-style-name="LFO3" style:family="paragraph">
      <style:text-properties fo:font-size="12pt" style:font-size-asian="12pt"/>
    </style:style>
    <style:style style:name="P30" style:parent-style-name="ListParagraph" style:list-style-name="LFO3" style:family="paragraph">
      <style:text-properties fo:font-size="12pt" style:font-size-asian="12pt"/>
    </style:style>
    <style:style style:name="P31" style:parent-style-name="Normal" style:family="paragraph">
      <style:text-properties fo:font-size="12pt" style:font-size-asian="12pt"/>
    </style:style>
    <style:style style:name="P32" style:parent-style-name="Normal" style:family="paragraph">
      <style:text-properties fo:font-weight="bold" style:font-weight-asian="bold" fo:font-size="14pt" style:font-size-asian="14pt"/>
    </style:style>
    <style:style style:name="P33" style:parent-style-name="ListParagraph" style:list-style-name="LFO4" style:family="paragraph">
      <style:text-properties fo:font-size="12pt" style:font-size-asian="12pt"/>
    </style:style>
    <style:style style:name="P34" style:parent-style-name="ListParagraph" style:list-style-name="LFO4" style:family="paragraph">
      <style:text-properties fo:font-size="12pt" style:font-size-asian="12pt"/>
    </style:style>
    <style:style style:name="P35" style:parent-style-name="ListParagraph" style:list-style-name="LFO4" style:family="paragraph">
      <style:text-properties fo:font-size="12pt" style:font-size-asian="12pt"/>
    </style:style>
    <style:style style:name="P36" style:parent-style-name="ListParagraph" style:list-style-name="LFO4" style:family="paragraph">
      <style:text-properties fo:font-size="12pt" style:font-size-asian="12pt"/>
    </style:style>
    <style:style style:name="P37" style:parent-style-name="ListParagraph" style:list-style-name="LFO4" style:family="paragraph">
      <style:text-properties fo:font-size="12pt" style:font-size-asian="12pt"/>
    </style:style>
    <style:style style:name="P38" style:parent-style-name="ListParagraph" style:list-style-name="LFO4" style:family="paragraph">
      <style:text-properties fo:font-size="12pt" style:font-size-asian="12pt"/>
    </style:style>
    <style:style style:name="P39" style:parent-style-name="Normal" style:family="paragraph">
      <style:text-properties fo:font-weight="bold" style:font-weight-asian="bold" fo:font-size="14pt" style:font-size-asian="14pt"/>
    </style:style>
    <style:style style:name="P40" style:parent-style-name="ListParagraph" style:list-style-name="LFO5" style:family="paragraph">
      <style:text-properties fo:font-size="12pt" style:font-size-asian="12pt"/>
    </style:style>
    <style:style style:name="P41" style:parent-style-name="ListParagraph" style:list-style-name="LFO5" style:family="paragraph">
      <style:text-properties fo:font-size="12pt" style:font-size-asian="12pt"/>
    </style:style>
    <style:style style:name="P42" style:parent-style-name="ListParagraph" style:list-style-name="LFO5" style:family="paragraph">
      <style:text-properties fo:font-size="12pt" style:font-size-asian="12pt"/>
    </style:style>
    <style:style style:name="P43" style:parent-style-name="ListParagraph" style:list-style-name="LFO5" style:family="paragraph">
      <style:text-properties fo:font-size="12pt" style:font-size-asian="12pt"/>
    </style:style>
    <style:style style:name="P44" style:parent-style-name="ListParagraph" style:list-style-name="LFO5" style:family="paragraph">
      <style:text-properties fo:font-size="12pt" style:font-size-asian="12pt"/>
    </style:style>
    <style:style style:name="P45" style:parent-style-name="ListParagraph" style:list-style-name="LFO5" style:family="paragraph">
      <style:text-properties fo:font-size="12pt" style:font-size-asian="12pt"/>
    </style:style>
    <style:style style:name="P46" style:parent-style-name="ListParagraph" style:list-style-name="LFO5" style:family="paragraph">
      <style:text-properties fo:font-size="12pt" style:font-size-asian="12pt"/>
    </style:style>
    <style:style style:name="P47" style:parent-style-name="ListParagraph" style:list-style-name="LFO5" style:family="paragraph">
      <style:text-properties fo:font-size="12pt" style:font-size-asian="12pt"/>
    </style:style>
    <style:style style:name="P48" style:parent-style-name="ListParagraph" style:list-style-name="LFO5" style:family="paragraph">
      <style:text-properties fo:font-size="12pt" style:font-size-asian="12pt"/>
    </style:style>
    <style:style style:name="P49" style:parent-style-name="ListParagraph" style:list-style-name="LFO5" style:family="paragraph">
      <style:text-properties fo:font-size="12pt" style:font-size-asian="12pt"/>
    </style:style>
    <style:style style:name="P50" style:parent-style-name="ListParagraph" style:list-style-name="LFO5" style:family="paragraph">
      <style:text-properties fo:font-size="12pt" style:font-size-asian="12pt"/>
    </style:style>
    <style:style style:name="P51" style:parent-style-name="ListParagraph" style:list-style-name="LFO5" style:family="paragraph">
      <style:text-properties fo:font-size="12pt" style:font-size-asian="12pt"/>
    </style:style>
    <style:style style:name="P52" style:parent-style-name="ListParagraph" style:list-style-name="LFO5" style:family="paragraph">
      <style:text-properties fo:font-size="12pt" style:font-size-asian="12pt"/>
    </style:style>
    <style:style style:name="P53" style:parent-style-name="ListParagraph" style:list-style-name="LFO5" style:family="paragraph">
      <style:text-properties fo:font-size="12pt" style:font-size-asian="12pt"/>
    </style:style>
    <style:style style:name="P54" style:parent-style-name="ListParagraph" style:list-style-name="LFO5" style:family="paragraph">
      <style:text-properties fo:font-size="12pt" style:font-size-asian="12pt"/>
    </style:style>
    <style:style style:name="P55" style:parent-style-name="ListParagraph" style:list-style-name="LFO5" style:family="paragraph">
      <style:text-properties fo:font-size="12pt" style:font-size-asian="12pt"/>
    </style:style>
    <style:style style:name="P56" style:parent-style-name="ListParagraph" style:list-style-name="LFO5" style:family="paragraph">
      <style:text-properties fo:font-size="12pt" style:font-size-asian="12pt"/>
    </style:style>
    <style:style style:name="P57" style:parent-style-name="ListParagraph" style:list-style-name="LFO5" style:family="paragraph">
      <style:text-properties fo:font-size="12pt" style:font-size-asian="12pt"/>
    </style:style>
    <style:style style:name="P58" style:parent-style-name="ListParagraph" style:list-style-name="LFO5" style:family="paragraph">
      <style:text-properties fo:font-size="12pt" style:font-size-asian="12pt"/>
    </style:style>
    <style:style style:name="P59" style:parent-style-name="ListParagraph" style:list-style-name="LFO5" style:family="paragraph">
      <style:text-properties fo:font-size="12pt" style:font-size-asian="12pt"/>
    </style:style>
    <style:style style:name="P60" style:parent-style-name="ListParagraph" style:list-style-name="LFO5" style:family="paragraph">
      <style:text-properties fo:font-size="12pt" style:font-size-asian="12pt"/>
    </style:style>
    <style:style style:name="P61" style:parent-style-name="ListParagraph" style:list-style-name="LFO5" style:family="paragraph">
      <style:text-properties fo:font-size="12pt" style:font-size-asian="12pt"/>
    </style:style>
    <style:style style:name="P62" style:parent-style-name="ListParagraph" style:list-style-name="LFO5" style:family="paragraph">
      <style:text-properties fo:font-size="12pt" style:font-size-asian="12pt"/>
    </style:style>
    <style:style style:name="P63" style:parent-style-name="ListParagraph" style:list-style-name="LFO5" style:family="paragraph">
      <style:text-properties fo:font-size="12pt" style:font-size-asian="12pt"/>
    </style:style>
    <style:style style:name="P64" style:parent-style-name="ListParagraph" style:list-style-name="LFO5" style:family="paragraph">
      <style:text-properties fo:font-size="12pt" style:font-size-asian="12pt"/>
    </style:style>
    <style:style style:name="P65" style:parent-style-name="ListParagraph" style:list-style-name="LFO5" style:family="paragraph">
      <style:text-properties fo:font-size="12pt" style:font-size-asian="12pt"/>
    </style:style>
    <style:style style:name="P66" style:parent-style-name="ListParagraph" style:list-style-name="LFO5" style:family="paragraph">
      <style:text-properties fo:font-size="12pt" style:font-size-asian="12pt"/>
    </style:style>
    <style:style style:name="P67" style:parent-style-name="ListParagraph" style:list-style-name="LFO5" style:family="paragraph">
      <style:text-properties fo:font-size="12pt" style:font-size-asian="12pt"/>
    </style:style>
    <style:style style:name="P68" style:parent-style-name="ListParagraph" style:list-style-name="LFO5" style:family="paragraph">
      <style:text-properties fo:font-size="12pt" style:font-size-asian="12pt"/>
    </style:style>
    <style:style style:name="P69" style:parent-style-name="ListParagraph" style:list-style-name="LFO5" style:family="paragraph">
      <style:text-properties fo:font-size="12pt" style:font-size-asian="12pt"/>
    </style:style>
    <style:style style:name="P70" style:parent-style-name="ListParagraph" style:list-style-name="LFO5" style:family="paragraph">
      <style:text-properties fo:font-size="12pt" style:font-size-asian="12pt"/>
    </style:style>
    <style:style style:name="P71" style:parent-style-name="ListParagraph" style:list-style-name="LFO5" style:family="paragraph">
      <style:text-properties fo:font-size="12pt" style:font-size-asian="12pt"/>
    </style:style>
    <style:style style:name="P72" style:parent-style-name="ListParagraph" style:list-style-name="LFO5" style:family="paragraph">
      <style:text-properties fo:font-size="12pt" style:font-size-asian="12pt"/>
    </style:style>
    <style:style style:name="P73" style:parent-style-name="ListParagraph" style:list-style-name="LFO5" style:family="paragraph">
      <style:text-properties fo:font-size="12pt" style:font-size-asian="12pt"/>
    </style:style>
    <style:style style:name="P74" style:parent-style-name="ListParagraph" style:list-style-name="LFO5" style:family="paragraph">
      <style:text-properties fo:font-size="12pt" style:font-size-asian="12pt"/>
    </style:style>
    <style:style style:name="P75" style:parent-style-name="ListParagraph" style:list-style-name="LFO5" style:family="paragraph">
      <style:text-properties fo:font-size="12pt" style:font-size-asian="12pt"/>
    </style:style>
    <style:style style:name="P76" style:parent-style-name="ListParagraph" style:list-style-name="LFO5" style:family="paragraph">
      <style:text-properties fo:font-size="12pt" style:font-size-asian="12pt"/>
    </style:style>
    <style:style style:name="P77" style:parent-style-name="Normal" style:family="paragraph">
      <style:text-properties fo:font-size="12pt" style:font-size-asian="12pt"/>
    </style:style>
    <style:style style:name="P78" style:parent-style-name="Normal" style:family="paragraph">
      <style:text-properties fo:font-weight="bold" style:font-weight-asian="bold" fo:font-size="14pt" style:font-size-asian="14pt"/>
    </style:style>
    <style:style style:name="P79" style:parent-style-name="ListParagraph" style:list-style-name="LFO6" style:family="paragraph">
      <style:text-properties fo:font-size="12pt" style:font-size-asian="12pt"/>
    </style:style>
    <style:style style:name="P80" style:parent-style-name="ListParagraph" style:list-style-name="LFO6" style:family="paragraph">
      <style:text-properties fo:font-size="12pt" style:font-size-asian="12pt"/>
    </style:style>
    <style:style style:name="P81" style:parent-style-name="ListParagraph" style:list-style-name="LFO6" style:family="paragraph">
      <style:text-properties fo:font-size="12pt" style:font-size-asian="12pt"/>
    </style:style>
    <style:style style:name="P82" style:parent-style-name="ListParagraph" style:list-style-name="LFO6" style:family="paragraph">
      <style:text-properties fo:font-size="12pt" style:font-size-asian="12pt"/>
    </style:style>
    <style:style style:name="P83" style:parent-style-name="ListParagraph" style:list-style-name="LFO6" style:family="paragraph">
      <style:text-properties fo:font-size="12pt" style:font-size-asian="12pt"/>
    </style:style>
    <style:style style:name="P84" style:parent-style-name="ListParagraph" style:list-style-name="LFO6" style:family="paragraph">
      <style:text-properties fo:font-size="12pt" style:font-size-asian="12pt"/>
    </style:style>
    <style:style style:name="P85" style:parent-style-name="Normal" style:family="paragraph">
      <style:text-properties fo:font-size="12pt" style:font-size-asian="12pt"/>
    </style:style>
    <style:style style:name="P86" style:parent-style-name="Normal" style:family="paragraph">
      <style:text-properties fo:font-weight="bold" style:font-weight-asian="bold" fo:font-size="14pt" style:font-size-asian="14pt"/>
    </style:style>
    <style:style style:name="P87" style:parent-style-name="ListParagraph" style:list-style-name="LFO7" style:family="paragraph">
      <style:text-properties fo:font-size="12pt" style:font-size-asian="12pt"/>
    </style:style>
    <style:style style:name="P88" style:parent-style-name="ListParagraph" style:list-style-name="LFO7" style:family="paragraph">
      <style:text-properties fo:font-size="12pt" style:font-size-asian="12pt"/>
    </style:style>
    <style:style style:name="P89" style:parent-style-name="ListParagraph" style:list-style-name="LFO7" style:family="paragraph">
      <style:text-properties fo:font-size="12pt" style:font-size-asian="12pt"/>
    </style:style>
    <style:style style:name="P90" style:parent-style-name="ListParagraph" style:list-style-name="LFO7" style:family="paragraph">
      <style:text-properties fo:font-size="12pt" style:font-size-asian="12pt"/>
    </style:style>
    <style:style style:name="P91" style:parent-style-name="Normal" style:family="paragraph">
      <style:text-properties fo:font-size="12pt" style:font-size-asian="12pt"/>
    </style:style>
    <style:style style:name="P92" style:parent-style-name="Normal" style:family="paragraph">
      <style:text-properties fo:font-weight="bold" style:font-weight-asian="bold" fo:font-size="14pt" style:font-size-asian="14pt"/>
    </style:style>
    <style:style style:name="P93" style:parent-style-name="ListParagraph" style:list-style-name="LFO8" style:family="paragraph">
      <style:text-properties fo:font-size="12pt" style:font-size-asian="12pt"/>
    </style:style>
    <style:style style:name="P94" style:parent-style-name="ListParagraph" style:list-style-name="LFO8" style:family="paragraph">
      <style:text-properties fo:font-size="12pt" style:font-size-asian="12pt"/>
    </style:style>
    <style:style style:name="P95" style:parent-style-name="ListParagraph" style:list-style-name="LFO8" style:family="paragraph">
      <style:text-properties fo:font-size="12pt" style:font-size-asian="12pt"/>
    </style:style>
  </office:automatic-styles>
  <office:body>
    <office:text text:use-soft-page-breaks="true">
      <text:p text:style-name="P1">9-Week 9 Redman And Wilkinson Chapter 17 – Employee Participation</text:p>
      <text:p text:style-name="P2"/>
      <text:p text:style-name="P3">Introduction</text:p>
      <text:list text:style-name="LFO1" text:continue-numbering="true">
        <text:list-item>
          <text:p text:style-name="P4">Ep long been central pillar of hrm with various practices shaped by different political, economic and<text:s/>legal climates in different countries</text:p>
        </text:list-item>
        <text:list-item>
          <text:p text:style-name="P5">These climates also influence the d eman for participation as well as the desire for the types of mechanism used</text:p>
        </text:list-item>
      </text:list>
      <text:p text:style-name="P6"/>
      <text:p text:style-name="P7">Defining participation</text:p>
      <text:list text:style-name="LFO2" text:continue-numbering="true">
        <text:list-item>
          <text:p text:style-name="P8">Some refer to involvement as parct while other sue empowerment or comms</text:p>
        </text:list-item>
        <text:list-item>
          <text:p text:style-name="P9">In one org the term involvement may be used to identify certain practices that in another org are regarded as participatory</text:p>
        </text:list-item>
        <text:list-item>
          <text:p text:style-name="P10">Def vary between eu and other continents etc</text:p>
        </text:list-item>
        <text:list-item>
          <text:p text:style-name="P11">Differences further complicated depending on the presence or absence of a trade union</text:p>
        </text:list-item>
        <text:list-item>
          <text:p text:style-name="P12">One way is<text:s/>to see participation as an umbrella term covering all initiatives designed to engage employees</text:p>
        </text:list-item>
        <text:list-item>
          <text:p text:style-name="P13">2 under lying ideologies behind the nature of participation</text:p>
        </text:list-item>
        <text:list-item>
          <text:p text:style-name="P14">First, the concept of industrial democracy which draws from notions of industrial citizenship see participation as a fundamental democratic right for worker sto exted a degree of control over managerial decision making in an org</text:p>
        </text:list-item>
        <text:list-item>
          <text:p text:style-name="P15">Second the economic efficiency model argues that it makes sense for companies to encourage greater participation</text:p>
        </text:list-item>
        <text:list-item>
          <text:p text:style-name="P16">Allowing employees an input makes sense for companies to encourage greater participation</text:p>
        </text:list-item>
        <text:list-item>
          <text:p text:style-name="P17">Create more understanding and hence commitment</text:p>
        </text:list-item>
        <text:list-item>
          <text:p text:style-name="P18">Incorporates a range of mechanisms which enable and at times empower employees, directly and indirectly, to contribute to decision making in the firm</text:p>
        </text:list-item>
      </text:list>
      <text:p text:style-name="P19">The context for employee participation</text:p>
      <text:list text:style-name="LFO3" text:continue-numbering="true">
        <text:list-item>
          <text:p text:style-name="P20">History in western countries</text:p>
        </text:list-item>
        <text:list-item>
          <text:p text:style-name="P21">1960s in birtain often preoccupied with a serach for job enrichment and enhanced worker motivation</text:p>
        </text:list-item>
        <text:list-item>
          <text:p text:style-name="P22">1970s shift towards industrial democracy which emphasised worker rights to participate</text:p>
        </text:list-item>
        <text:list-item>
          <text:p text:style-name="P23">1980s political climate one of reducing union power and promoting more individualistic, anit collectivist philosopies</text:p>
        </text:list-item>
        <text:list-item>
          <text:p text:style-name="P24">Onwards philospy was much more managerialist and originated from outside the formal institutions of industrial relations</text:p>
        </text:list-item>
        <text:list-item>
          <text:p text:style-name="P25">Rationale for ep stressed direct comms with individual employees which in turn marginalised trade union influence</text:p>
        </text:list-item>
        <text:list-item>
          <text:p text:style-name="P26">New agenda for participation was anchored on business imporvements though employeecommitment</text:p>
        </text:list-item>
        <text:list-item>
          <text:p text:style-name="P27">1990s consolidation in the use of employee participation techniques</text:p>
        </text:list-item>
        <text:list-item>
          <text:p text:style-name="P28">Tapping into employee ideas and drawing on their tacit knowledge was seen as one solution to the problems of managing in an increasingly competitive market</text:p>
        </text:list-item>
        <text:list-item>
          <text:p text:style-name="P29">New millennium symbolised another phase towards employee participation</text:p>
        </text:list-item>
        <text:list-item>
          <text:p text:style-name="P30">Emergence of increasing state regulation</text:p>
        </text:list-item>
      </text:list>
      <text:p text:style-name="P31"/>
      <text:p text:style-name="P32">A framework for analysing employee<text:s/>participation</text:p>
      <text:list text:style-name="LFO4" text:continue-numbering="true">
        <text:list-item>
          <text:p text:style-name="P33">Fourfold framework, including the depth, level, scope and form of various participation schemes in actual practice</text:p>
        </text:list-item>
        <text:list-item>
          <text:p text:style-name="P34">Depth – to which employees have a say about org decisions.<text:s text:c="2"/>Greater depth when employees can influence or control those decisions that are normally reserved for management</text:p>
        </text:list-item>
        <text:list-item>
          <text:p text:style-name="P35">Level – at which participation takes place. <text:s/>Can be at a work group, department, plant or corporate level, <text:s/>significant here is whether the schemes adopted by an org actually take place at an appropriate mangagerial level</text:p>
        </text:list-item>
        <text:list-item>
          <text:p text:style-name="P36">Scope – of<text:s/>participation, the topics on which employees can contribute, range from minor to major matters like car parking etc</text:p>
        </text:list-item>
        <text:list-item>
          <text:p text:style-name="P37">Form- that participation takes, may include combination of both direct and indirect shcmes. <text:s/>Direct- face to face or email. <text:s/>Indirect – union rep</text:p>
        </text:list-item>
        <text:list-item>
          <text:p text:style-name="P38">Allows for a more accurate description not only of the type of involvement and participation schems in use, but the extent to which they may or not empower employees</text:p>
        </text:list-item>
      </text:list>
      <text:p text:style-name="P39">Employee participation in practice</text:p>
      <text:list text:style-name="LFO5" text:continue-numbering="true">
        <text:list-item>
          <text:p text:style-name="P40">A systematic use of the management chain reported as one of the most frequent methods of comms between em</text:p>
        </text:list-item>
        <text:list-item>
          <text:p text:style-name="P41">Most popular was face to face meetings</text:p>
        </text:list-item>
        <text:list-item>
          <text:p text:style-name="P42">Range of schemes: comms, upward problem solving, task participation, teamworking and representative participation</text:p>
        </text:list-item>
        <text:list-item>
          <text:p text:style-name="P43">Communion</text:p>
          <text:list text:continue-numbering="true">
            <text:list-item>
              <text:p text:style-name="P44">Weak form of part but is a means by which management share info with all employees</text:p>
            </text:list-item>
            <text:list-item>
              <text:p text:style-name="P45">Increased substantially in recent years</text:p>
            </text:list-item>
            <text:list-item>
              <text:p text:style-name="P46">Vary in frequency and intensity</text:p>
            </text:list-item>
            <text:list-item>
              <text:p text:style-name="P47">Main problem – lack of objectivity</text:p>
            </text:list-item>
            <text:list-item>
              <text:p text:style-name="P48">Info is often political and power centred</text:p>
            </text:list-item>
            <text:list-item>
              <text:p text:style-name="P49">Way info is communicated can be ineffective</text:p>
            </text:list-item>
          </text:list>
        </text:list-item>
        <text:list-item>
          <text:p text:style-name="P50">Upward problem solving</text:p>
          <text:list text:continue-numbering="true">
            <text:list-item>
              <text:p text:style-name="P51">Seek to go one step further than comms by tapping into employee ideas for improvements</text:p>
            </text:list-item>
            <text:list-item>
              <text:p text:style-name="P52">Increased in use</text:p>
            </text:list-item>
            <text:list-item>
              <text:p text:style-name="P53">Designed to increase the stock of ideas available to management as well as encourage a more cooperative industrial relations climate</text:p>
            </text:list-item>
            <text:list-item>
              <text:p text:style-name="P54">Specific techniques can be either individual or collective and range from employe suggestions schems, focus groups or quality circle</text:p>
            </text:list-item>
            <text:list-item>
              <text:p text:style-name="P55">Fundamental difference than comm is that they are upward rather than downward, <text:s/>go from employee to manager</text:p>
            </text:list-item>
            <text:list-item>
              <text:p text:style-name="P56">Criticised as being unitarist in nature</text:p>
            </text:list-item>
            <text:list-item>
              <text:p text:style-name="P57">Example, feedback given by workers in an attitude survey is essentially based on a managerial agends as the info asked for tends to be set by employers</text:p>
            </text:list-item>
          </text:list>
        </text:list-item>
        <text:list-item>
          <text:p text:style-name="P58">Task based participation</text:p>
          <text:list text:continue-numbering="true">
            <text:list-item>
              <text:p text:style-name="P59">Obj to focus attention on the actual job rather than the managerial processes for participation</text:p>
            </text:list-item>
            <text:list-item>
              <text:p text:style-name="P60">Longer pedigree in seeking to counter the degradation of work and associated employee alienation</text:p>
            </text:list-item>
            <text:list-item>
              <text:p text:style-name="P61">Celebrated as a root to sustained org perf via employee commitment and motivation</text:p>
            </text:list-item>
            <text:list-item>
              <text:p text:style-name="P62">Include job enlargement and job enrichment</text:p>
            </text:list-item>
            <text:list-item>
              <text:p text:style-name="P63">Criticism – outcomes often result in work intensification rather than job enrichment</text:p>
            </text:list-item>
            <text:list-item>
              <text:p text:style-name="P64">Devolving more and more responsibilities can increase stress<text:s/>levels – employees simply work harder rather than smarter</text:p>
            </text:list-item>
          </text:list>
        </text:list-item>
        <text:list-item>
          <text:p text:style-name="P65">Teamworking</text:p>
          <text:list text:continue-numbering="true">
            <text:list-item>
              <text:p text:style-name="P66">One of the most imprecise practices</text:p>
            </text:list-item>
            <text:list-item>
              <text:p text:style-name="P67">Teamwork decisions are not usually autonomous</text:p>
            </text:list-item>
            <text:list-item>
              <text:p text:style-name="P68">Pressure to conform to group norms and meet production targets often policed by co workers while simultaneously monitored by management</text:p>
            </text:list-item>
          </text:list>
        </text:list-item>
        <text:list-item>
          <text:p text:style-name="P69">Representative participation</text:p>
          <text:list text:continue-numbering="true">
            <text:list-item>
              <text:p text:style-name="P70">Via trade union ret, collective bargain and or joint consultation</text:p>
            </text:list-item>
            <text:list-item>
              <text:p text:style-name="P71">Decline in recent years</text:p>
            </text:list-item>
            <text:list-item>
              <text:p text:style-name="P72">Collect var indicates deeper and broader level of participation in org decision making though negotiation between parties</text:p>
            </text:list-item>
            <text:list-item>
              <text:p text:style-name="P73">Non union consultative committes more common now</text:p>
            </text:list-item>
          </text:list>
        </text:list-item>
        <text:list-item>
          <text:p text:style-name="P74">Schemes can be unclear and ambiguous</text:p>
        </text:list-item>
        <text:list-item>
          <text:p text:style-name="P75">Other techniques limit participation to formal institutions and procedures</text:p>
        </text:list-item>
        <text:list-item>
          <text:p text:style-name="P76">Questions about whether or not informality can survive as a viable mechanism for independent employee participation in absence of formal structures</text:p>
        </text:list-item>
      </text:list>
      <text:p text:style-name="P77"/>
      <text:p text:style-name="P78">The meanings and impact of participation</text:p>
      <text:list text:style-name="LFO6" text:continue-numbering="true">
        <text:list-item>
          <text:p text:style-name="P79">Problems with meaning anad def of schemes outlined</text:p>
        </text:list-item>
        <text:list-item>
          <text:p text:style-name="P80">No reason to assume more is better</text:p>
        </text:list-item>
        <text:list-item>
          <text:p text:style-name="P81">Use of various involvement and participation schemes tells us little about the impact or extensiveness of such techniques within a particular org</text:p>
        </text:list-item>
        <text:list-item>
          <text:p text:style-name="P82">Ambiguity and lack of clarity is evident in relation to the impact such tech are claimed to have on enhanced orf perf</text:p>
        </text:list-item>
        <text:list-item>
          <text:p text:style-name="P83">Practically impossible to isolate cause and effect and demonstrate that part can lead to better org perf, given range of other contextual influences</text:p>
        </text:list-item>
        <text:list-item>
          <text:p text:style-name="P84">Unease associated with the reference to benchmarking, before and after comparisons</text:p>
        </text:list-item>
      </text:list>
      <text:p text:style-name="P85"/>
      <text:p text:style-name="P86">Employee Participation and the EU</text:p>
      <text:list text:style-name="LFO7" text:continue-numbering="true">
        <text:list-item>
          <text:p text:style-name="P87">Influence of European social policy</text:p>
        </text:list-item>
        <text:list-item>
          <text:p text:style-name="P88">Eu beginning to promote what seems to be a favoured indrict (collective) route to ep</text:p>
        </text:list-item>
        <text:list-item>
          <text:p text:style-name="P89">Eu member coutnries to have in palce permanent and statutory framework for employee info and consultation</text:p>
        </text:list-item>
        <text:list-item>
          <text:p text:style-name="P90">Exclude places wityh &lt;50 people</text:p>
        </text:list-item>
      </text:list>
      <text:p text:style-name="P91"/>
      <text:p text:style-name="P92">Conclusions</text:p>
      <text:list text:style-name="LFO8" text:continue-numbering="true">
        <text:list-item>
          <text:p text:style-name="P93">What is important is the depth to which participatory mechanism are integrated with other org practices, the scope to which workers have agenuine say over matter that affect thaem anad the level at which participation occurs</text:p>
        </text:list-item>
        <text:list-item>
          <text:p text:style-name="P94">These factors now influenced and shaped by a new british and eu policy environment for ep</text:p>
        </text:list-item>
        <text:list-item>
          <text:p text:style-name="P95"><text:bookmark-start text:name="_GoBack"/><text:bookmark-end text:name="_GoBack"/></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5-01-08T20:47:00Z</meta:creation-date>
    <dc:date>2015-01-09T18:54:00Z</dc:date>
    <meta:template xlink:href="Normal" xlink:type="simple"/>
    <meta:editing-cycles>6</meta:editing-cycles>
    <meta:editing-duration>PT6480S</meta:editing-duration>
    <meta:document-statistic meta:page-count="1" meta:paragraph-count="14" meta:word-count="1098" meta:character-count="7345" meta:row-count="52" meta:non-whitespace-character-count="6261"/>
  </office:meta>
</office:document-meta>
</file>